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000000384550660E5.jpg"/>
  <manifest:file-entry manifest:media-type="image/jpeg" manifest:full-path="Pictures/100000000000064000000384940280D2.jpg"/>
  <manifest:file-entry manifest:media-type="image/jpeg" manifest:full-path="Pictures/100000000000064000000384A0E53A19.jpg"/>
  <manifest:file-entry manifest:media-type="image/jpeg" manifest:full-path="Pictures/100000000000064000000384B9474646.jpg"/>
  <manifest:file-entry manifest:media-type="image/jpeg" manifest:full-path="Pictures/1000000000000640000003846BD46929.jpg"/>
  <manifest:file-entry manifest:media-type="image/jpeg" manifest:full-path="Pictures/100000000000064000000384E309A4BB.jpg"/>
  <manifest:file-entry manifest:media-type="image/jpeg" manifest:full-path="Pictures/10000000000006400000038449AF357D.jpg"/>
  <manifest:file-entry manifest:media-type="image/jpeg" manifest:full-path="Pictures/100000000000064000000384FC8553D5.jpg"/>
  <manifest:file-entry manifest:media-type="image/jpeg" manifest:full-path="Pictures/100000000000064000000384FAC10152.jpg"/>
  <manifest:file-entry manifest:media-type="image/jpeg" manifest:full-path="Pictures/10000000000006400000038439F9DA7E.jpg"/>
  <manifest:file-entry manifest:media-type="image/jpeg" manifest:full-path="Pictures/100000000000064000000384C2552821.jpg"/>
  <manifest:file-entry manifest:media-type="image/jpeg" manifest:full-path="Pictures/1000000000000640000003844CD8769C.jpg"/>
  <manifest:file-entry manifest:media-type="image/jpeg" manifest:full-path="Pictures/100000000000064000000384382C8237.jpg"/>
  <manifest:file-entry manifest:media-type="image/jpeg" manifest:full-path="Pictures/1000000000000640000003846D4013F1.jpg"/>
  <manifest:file-entry manifest:media-type="image/jpeg" manifest:full-path="Pictures/10000000000006400000038449D4C68D.jpg"/>
  <manifest:file-entry manifest:media-type="image/jpeg" manifest:full-path="Pictures/100000000000064000000384E54CD74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.035cm" fo:margin-right="0cm" fo:margin-top="0.035cm" fo:margin-bottom="0cm" fo:line-height="100%" fo:text-indent="0cm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T2" style:family="text">
      <style:text-properties style:text-line-through-style="none" fo:font-family="Arial" fo:font-size="15pt" fo:letter-spacing="normal" fo:font-style="normal" style:text-underline-style="none" fo:font-weight="bold" style:font-size-asian="15pt" style:font-style-asian="normal" style:font-weight-asian="bold" style:font-family-complex="Arial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custom-shape draw:name="object 2" draw:style-name="gr1" draw:text-style-name="P2" draw:layer="layout" svg:width="7.607cm" svg:height="0.67cm" svg:x="3.14cm" svg:y="2.472cm">
          <text:p text:style-name="P1"><text:span text:style-name="T1">1) </text:span><text:span text:style-name="T2">Searching Virtual Machines</text:span></text:p>
          <draw:enhanced-geometry svg:viewBox="0 0 21600 21600" draw:type="rectangle" draw:enhanced-path="M 0 0 L 21600 0 21600 21600 0 21600 0 0 Z N"/>
        </draw:custom-shape>
        <draw:frame draw:name="object 3" draw:style-name="gr2" draw:text-style-name="P3" draw:layer="layout" svg:width="15.927cm" svg:height="8.968cm" svg:x="2.593cm" svg:y="4.599cm">
          <draw:image xlink:href="Pictures/100000000000064000000384382C8237.jpg" xlink:type="simple" xlink:show="embed" xlink:actuate="onLoad">
            <text:p/>
          </draw:image>
        </draw:frame>
        <draw:frame draw:name="object 4" draw:style-name="gr2" draw:text-style-name="P3" draw:layer="layout" svg:width="15.927cm" svg:height="8.968cm" svg:x="2.593cm" svg:y="15.117cm">
          <draw:image xlink:href="Pictures/100000000000064000000384FAC1015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name="object 2" draw:style-name="gr2" draw:text-style-name="P3" draw:layer="layout" svg:width="15.927cm" svg:height="8.968cm" svg:x="2.593cm" svg:y="2.593cm">
          <draw:image xlink:href="Pictures/100000000000064000000384E309A4BB.jpg" xlink:type="simple" xlink:show="embed" xlink:actuate="onLoad">
            <text:p/>
          </draw:image>
        </draw:frame>
        <draw:frame draw:name="object 3" draw:style-name="gr2" draw:text-style-name="P3" draw:layer="layout" svg:width="15.927cm" svg:height="8.968cm" svg:x="2.593cm" svg:y="12.458cm">
          <draw:image xlink:href="Pictures/100000000000064000000384E54CD7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frame draw:name="object 2" draw:style-name="gr2" draw:text-style-name="P3" draw:layer="layout" svg:width="15.927cm" svg:height="8.968cm" svg:x="2.593cm" svg:y="2.593cm">
          <draw:image xlink:href="Pictures/100000000000064000000384A0E53A19.jpg" xlink:type="simple" xlink:show="embed" xlink:actuate="onLoad">
            <text:p/>
          </draw:image>
        </draw:frame>
        <draw:frame draw:name="object 3" draw:style-name="gr2" draw:text-style-name="P3" draw:layer="layout" svg:width="15.927cm" svg:height="8.968cm" svg:x="2.593cm" svg:y="12.458cm">
          <draw:image xlink:href="Pictures/1000000000000640000003844CD8769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draw:custom-shape draw:name="object 2" draw:style-name="gr1" draw:text-style-name="P2" draw:layer="layout" svg:width="7.219cm" svg:height="0.628cm" svg:x="2.505cm" svg:y="2.474cm">
          <text:p text:style-name="P1"><text:span text:style-name="T1">2) Tags and Custom Attributes</text:span></text:p>
          <draw:enhanced-geometry svg:viewBox="0 0 21600 21600" draw:type="rectangle" draw:enhanced-path="M 0 0 L 21600 0 21600 21600 0 21600 0 0 Z N"/>
        </draw:custom-shape>
        <draw:frame draw:name="object 3" draw:style-name="gr2" draw:text-style-name="P3" draw:layer="layout" svg:width="15.927cm" svg:height="8.968cm" svg:x="2.593cm" svg:y="3.899cm">
          <draw:image xlink:href="Pictures/100000000000064000000384550660E5.jpg" xlink:type="simple" xlink:show="embed" xlink:actuate="onLoad">
            <text:p/>
          </draw:image>
        </draw:frame>
        <draw:frame draw:name="object 4" draw:style-name="gr2" draw:text-style-name="P3" draw:layer="layout" svg:width="15.927cm" svg:height="8.968cm" svg:x="2.593cm" svg:y="13.764cm">
          <draw:image xlink:href="Pictures/100000000000064000000384FC8553D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frame draw:name="object 2" draw:style-name="gr2" draw:text-style-name="P3" draw:layer="layout" svg:width="15.927cm" svg:height="8.968cm" svg:x="2.593cm" svg:y="2.593cm">
          <draw:image xlink:href="Pictures/100000000000064000000384940280D2.jpg" xlink:type="simple" xlink:show="embed" xlink:actuate="onLoad">
            <text:p/>
          </draw:image>
        </draw:frame>
        <draw:frame draw:name="object 3" draw:style-name="gr2" draw:text-style-name="P3" draw:layer="layout" svg:width="15.927cm" svg:height="8.968cm" svg:x="2.593cm" svg:y="13.111cm">
          <draw:image xlink:href="Pictures/100000000000064000000384C255282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draw:frame draw:name="object 2" draw:style-name="gr2" draw:text-style-name="P3" draw:layer="layout" svg:width="15.927cm" svg:height="8.968cm" svg:x="2.593cm" svg:y="2.593cm">
          <draw:image xlink:href="Pictures/10000000000006400000038449D4C68D.jpg" xlink:type="simple" xlink:show="embed" xlink:actuate="onLoad">
            <text:p/>
          </draw:image>
        </draw:frame>
        <draw:frame draw:name="object 3" draw:style-name="gr2" draw:text-style-name="P3" draw:layer="layout" svg:width="15.927cm" svg:height="8.968cm" svg:x="2.593cm" svg:y="12.458cm">
          <draw:image xlink:href="Pictures/1000000000000640000003846BD4692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frame draw:name="object 2" draw:style-name="gr2" draw:text-style-name="P3" draw:layer="layout" svg:width="15.927cm" svg:height="8.968cm" svg:x="2.593cm" svg:y="2.593cm">
          <draw:image xlink:href="Pictures/100000000000064000000384B9474646.jpg" xlink:type="simple" xlink:show="embed" xlink:actuate="onLoad">
            <text:p/>
          </draw:image>
        </draw:frame>
        <draw:frame draw:name="object 3" draw:style-name="gr2" draw:text-style-name="P3" draw:layer="layout" svg:width="15.927cm" svg:height="8.968cm" svg:x="2.593cm" svg:y="13.764cm">
          <draw:image xlink:href="Pictures/1000000000000640000003846D4013F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frame draw:name="object 2" draw:style-name="gr2" draw:text-style-name="P3" draw:layer="layout" svg:width="15.927cm" svg:height="8.968cm" svg:x="2.593cm" svg:y="2.593cm">
          <draw:image xlink:href="Pictures/10000000000006400000038439F9DA7E.jpg" xlink:type="simple" xlink:show="embed" xlink:actuate="onLoad">
            <text:p/>
          </draw:image>
        </draw:frame>
        <draw:frame draw:name="object 3" draw:style-name="gr2" draw:text-style-name="P3" draw:layer="layout" svg:width="15.927cm" svg:height="8.968cm" svg:x="2.593cm" svg:y="12.458cm">
          <draw:image xlink:href="Pictures/10000000000006400000038449AF357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26cm" fo:page-height="29.7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9.604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text-align="start" fo:text-indent="0cm"/>
      <style:text-properties fo:font-size="14pt" style:font-size-asian="14pt" style:font-size-complex="14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Holder 2" presentation:style-name="Mpr1" draw:text-style-name="MP3" draw:layer="backgroundobjects" svg:width="6.727cm" svg:height="1.484cm" svg:x="7.149cm" svg:y="27.625cm" presentation:class="footer" presentation:user-transformed="true">
        <draw:text-box>
          <text:p/>
        </draw:text-box>
      </draw:frame>
      <draw:frame draw:name="Holder 3" presentation:style-name="Mpr1" draw:text-style-name="MP5" draw:layer="backgroundobjects" svg:width="4.835cm" svg:height="1.484cm" svg:x="1.051cm" svg:y="27.625cm" presentation:class="date-time" presentation:user-transformed="true">
        <draw:text-box>
          <text:p text:style-name="MP4"><text:span text:style-name="MT1"><text:date style:data-style-name="D1" text:date-value="2023-10-10">10/10/23</text:date></text:span></text:p>
        </draw:text-box>
      </draw:frame>
      <draw:frame draw:name="Holder 4" presentation:style-name="Mpr1" draw:text-style-name="MP7" draw:layer="backgroundobjects" svg:width="4.835cm" svg:height="1.484cm" svg:x="15.138cm" svg:y="27.62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Default-title" draw:layer="backgroundobjects" svg:width="18.922cm" svg:height="4.959cm" svg:x="1.051cm" svg:y="1.185cm" presentation:class="title" presentation:placeholder="true">
        <draw:text-box/>
      </draw:frame>
      <draw:frame presentation:style-name="Default-outline1" draw:layer="backgroundobjects" svg:width="18.922cm" svg:height="19.603cm" svg:x="1.051cm" svg:y="6.9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0-10T15:17:23.72</dc:date>
    <dc:creator>a a</dc:creator>
    <meta:generator>OpenOffice/4.1.6$Win32 OpenOffice.org_project/416m1$Build-9790</meta:generator>
    <meta:document-statistic meta:object-count="55"/>
  </office:meta>
</office:document-meta>
</file>